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788" officeooo:paragraph-rsid="00092788"/>
    </style:style>
    <style:style style:name="P2" style:family="paragraph" style:parent-style-name="Standard">
      <style:text-properties officeooo:rsid="000a987c" officeooo:paragraph-rsid="000a987c"/>
    </style:style>
    <style:style style:name="P3" style:family="paragraph" style:parent-style-name="Standard">
      <style:text-properties officeooo:rsid="000c67a9" officeooo:paragraph-rsid="000c67a9"/>
    </style:style>
    <style:style style:name="P4" style:family="paragraph" style:parent-style-name="Standard">
      <style:text-properties officeooo:rsid="000d2069" officeooo:paragraph-rsid="000d2069"/>
    </style:style>
    <style:style style:name="P5" style:family="paragraph" style:parent-style-name="Standard">
      <style:text-properties officeooo:rsid="000e9b98" officeooo:paragraph-rsid="000e9b98"/>
    </style:style>
    <style:style style:name="P6" style:family="paragraph" style:parent-style-name="Standard">
      <style:text-properties officeooo:rsid="000f7c5f" officeooo:paragraph-rsid="000f7c5f"/>
    </style:style>
    <style:style style:name="P7" style:family="paragraph" style:parent-style-name="Standard">
      <style:text-properties officeooo:rsid="00128550" officeooo:paragraph-rsid="00128550"/>
    </style:style>
    <style:style style:name="P8" style:family="paragraph" style:parent-style-name="Standard">
      <style:text-properties officeooo:rsid="00128550" officeooo:paragraph-rsid="00128550"/>
    </style:style>
    <style:style style:name="P9" style:family="paragraph" style:parent-style-name="Standard">
      <style:text-properties officeooo:rsid="00128550" officeooo:paragraph-rsid="0013040c"/>
    </style:style>
    <style:style style:name="T1" style:family="text">
      <style:text-properties officeooo:rsid="000c2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liser des requêtes SQL</text:p>
      <text:p text:style-name="P1"/>
      <text:p text:style-name="P1">Exercice Phase 1partie 2 : </text:p>
      <text:p text:style-name="P1"/>
      <text:p text:style-name="P1">Auto-jointure :</text:p>
      <text:p text:style-name="P1">SELECT employe1.nom as "Nom employé", employe1.salaire as "Salaire employé", employe2.nom as "Nom chef", employe2.salaire as "Salaire chef"</text:p>
      <text:p text:style-name="P1">FROM employe as employe1</text:p>
      <text:p text:style-name="P1">LEFT OUTER JOIN employe as employe2 </text:p>
      <text:p text:style-name="P1">ON employe1.nosup=employe2.noemp</text:p>
      <text:p text:style-name="P1">WHERE employe1.salaire&gt;employe2.salaire</text:p>
      <text:p text:style-name="P1"/>
      <text:p text:style-name="P2"/>
      <text:p text:style-name="P2">Sous-requêtes :</text:p>
      <text:p text:style-name="P2">SELECT nom, titre</text:p>
      <text:p text:style-name="P2">FROM employe</text:p>
      <text:p text:style-name="P2">WHERE titre = (SELECT titre FROM employe WHERE nom="Amartakaldire")</text:p>
      <text:p text:style-name="P2"/>
      <text:p text:style-name="P2"/>
      <text:p text:style-name="P2">SELECT nom, salaire, nodep</text:p>
      <text:p text:style-name="P2">FROM employe</text:p>
      <text:p text:style-name="P2">WHERE salaire &gt; ANY (SELECT salaire FROM employe WHERE nodep="31")</text:p>
      <text:p text:style-name="P2"/>
      <text:p text:style-name="P2"/>
      <text:p text:style-name="P2">SELECT nom, salaire, nodep</text:p>
      <text:p text:style-name="P2">FROM employe</text:p>
      <text:p text:style-name="P2">WHERE salaire &gt; <text:span text:style-name="T1">ALL</text:span> (SELECT salaire FROM employe WHERE nodep="31")</text:p>
      <text:p text:style-name="P2"/>
      <text:p text:style-name="P2"/>
      <text:p text:style-name="P2">SELECT nom, titre</text:p>
      <text:p text:style-name="P2">FROM employe</text:p>
      <text:p text:style-name="P2">WHERE nodep="31" AND titre = ANY (SELECT titre FROM employe WHERE nodep="32")</text:p>
      <text:p text:style-name="P2"/>
      <text:p text:style-name="P2"/>
      <text:p text:style-name="P2">SELECT nom, titre</text:p>
      <text:p text:style-name="P2">FROM employe</text:p>
      <text:p text:style-name="P2">WHERE nodep="31" AND titre != ANY (SELECT titre FROM employe WHERE nodep="32")</text:p>
      <text:p text:style-name="P2"/>
      <text:p text:style-name="P2"/>
      <text:p text:style-name="P2">SELECT nom, titre, salaire</text:p>
      <text:p text:style-name="P2">FROM employe</text:p>
      <text:p text:style-name="P2">WHERE titre = ANY (SELECT titre FROM employe WHERE nom="Fairent")</text:p>
      <text:p text:style-name="P2">AND salaire = ANY (SELECT salaire FROM employe WHERE nom="Fairent")</text:p>
      <text:p text:style-name="P2"/>
      <text:p text:style-name="P2"/>
      <text:p text:style-name="P3">Requêtes externe :</text:p>
      <text:p text:style-name="P3">SELECT nodep,dept.nom, employe.nom</text:p>
      <text:p text:style-name="P3">FROM employe</text:p>
      <text:p text:style-name="P3">RIGHT JOIN dept</text:p>
      <text:p text:style-name="P3">ON nodep=nodept</text:p>
      <text:p text:style-name="P3">ORDER BY nodep ASC</text:p>
      <text:p text:style-name="P3"/>
      <text:p text:style-name="P3"><text:soft-page-break/>Les groupes :</text:p>
      <text:p text:style-name="P3">1.</text:p>
      <text:p text:style-name="P3">SELECT titre, Count(*)</text:p>
      <text:p text:style-name="P3">FROM employe</text:p>
      <text:p text:style-name="P3">Group by titre</text:p>
      <text:p text:style-name="P3"/>
      <text:p text:style-name="P3">2.</text:p>
      <text:p text:style-name="P3">SELECT dept.noregion,AVG(salaire), SUM(salaire)</text:p>
      <text:p text:style-name="P3">FROM employe</text:p>
      <text:p text:style-name="P3">JOIN dept</text:p>
      <text:p text:style-name="P3">ON nodep=nodept</text:p>
      <text:p text:style-name="P3">GROUP BY noregion</text:p>
      <text:p text:style-name="P3"/>
      <text:p text:style-name="P3"/>
      <text:p text:style-name="P3">Having :</text:p>
      <text:p text:style-name="P3">3.</text:p>
      <text:p text:style-name="P3">SELECT nodep, COUNT(*)</text:p>
      <text:p text:style-name="P3">FROM employe</text:p>
      <text:p text:style-name="P3">GROUP BY titre</text:p>
      <text:p text:style-name="P3">HAVING COUNT(*)&gt;2</text:p>
      <text:p text:style-name="P3"/>
      <text:p text:style-name="P4">4.</text:p>
      <text:p text:style-name="P4">SELECT substr(nom,1,1) AS alpha, COUNT(*)</text:p>
      <text:p text:style-name="P4"><text:s text:c="2"/>FROM employe</text:p>
      <text:p text:style-name="P4"><text:s/>GROUP BY substr(nom,1,1)</text:p>
      <text:p text:style-name="P4"><text:s/>HAVING COUNT(*)&gt;2</text:p>
      <text:p text:style-name="P4"/>
      <text:p text:style-name="P4">5.</text:p>
      <text:p text:style-name="P4">SELECT MAX(salaire) as Max_salaire, MIN(salaire) as Min_salaire, MAX(salaire)-MIN(salaire) as Ecart</text:p>
      <text:p text:style-name="P4">FROM employe</text:p>
      <text:p text:style-name="P4"/>
      <text:p text:style-name="P5">6.</text:p>
      <text:p text:style-name="P5">SELECT COUNT(DISTINCT titre)</text:p>
      <text:p text:style-name="P5">FROM employe</text:p>
      <text:p text:style-name="P5"/>
      <text:p text:style-name="P6">7.</text:p>
      <text:p text:style-name="P6">SELECT titre, COUNT(*)</text:p>
      <text:p text:style-name="P6">FROM employe</text:p>
      <text:p text:style-name="P6">GROUP BY titre</text:p>
      <text:p text:style-name="P6"/>
      <text:p text:style-name="P6">8.</text:p>
      <text:p text:style-name="P6">SELECT dept.nom, COUNT(employe.nom)</text:p>
      <text:p text:style-name="P6">FROM employe</text:p>
      <text:p text:style-name="P6">JOIN dept</text:p>
      <text:p text:style-name="P6">ON nodep=nodept</text:p>
      <text:p text:style-name="P6">GROUP BY dept.nom</text:p>
      <text:p text:style-name="P6"/>
      <text:p text:style-name="P6">9.</text:p>
      <text:p text:style-name="P6">SELECT titre, AVG(salaire)</text:p>
      <text:p text:style-name="P6">FROM employe</text:p>
      <text:p text:style-name="P6">GROUP BY titre</text:p>
      <text:p text:style-name="P6"><text:soft-page-break/>HAVING AVG(salaire)&gt;(SELECT AVG(salaire)</text:p>
      <text:p text:style-name="P6"><text:s text:c="21"/>FROM employe</text:p>
      <text:p text:style-name="P6"><text:s text:c="21"/>WHERE titre="représentant")</text:p>
      <text:p text:style-name="P6"/>
      <text:p text:style-name="P9">10.</text:p>
      <text:p text:style-name="P9">SELECT titre, COUNT(*)</text:p>
      <text:p text:style-name="P7">FROM employe</text:p>
      <text:p text:style-name="P7">WHERE tauxcom IS NOT NULL;</text:p>
      <text:p text:style-name="P7"/>
      <text:p text:style-name="P7">SELECT titre, COUNT(*)</text:p>
      <text:p text:style-name="P7">FROM employe</text:p>
      <text:p text:style-name="P7">WHERE salaire IS NOT NULL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4:48:51.411772535</meta:creation-date>
    <dc:date>2023-02-28T08:40:53.589794934</dc:date>
    <meta:editing-duration>PT37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6" meta:word-count="296" meta:character-count="2086" meta:non-whitespace-character-count="1828"/>
  </office:meta>
</office:document-meta>
</file>